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style="italic" fo:font-weight="bold" style:font-style-asian="italic" style:font-weight-asian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text-properties fo:language="ru" fo:country="RU"/>
    </style:style>
    <style:style style:name="T1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ArenaF_Js</text:p>
      <text:p text:style-name="Standard"/>
      <text:p text:style-name="Standard">Долгая игра - песочница</text:p>
      <text:p text:style-name="Standard">---------------------------------------------------------------------------</text:p>
      <text:p text:style-name="P1"/>
      <text:p text:style-name="P1">UserInput</text:p>
      <text:p text:style-name="P1">Модуль обрабатывающий ввод пользователя. Он передает команды модулю CommandToFighter</text:p>
      <text:p text:style-name="P1"/>
      <text:p text:style-name="P2">1 Основа</text:p>
      <text:p text:style-name="P2"/>
      <text:p text:style-name="Standard">События keydown/keyup происходят при нажатии/отпускании клавиши и позволяют</text:p>
      <text:p text:style-name="Standard"><text:s text:c="2"/>получить её скан-код в свойстве keyCode.</text:p>
      <text:p text:style-name="Standard"><text:s text:c="2"/>Скан-код клавиши одинаков в любой раскладке и в любом регистре. Например,</text:p>
      <text:p text:style-name="Standard"><text:s text:c="2"/>клавиша z может означать символ "z", "Z" или "я", "Я" в русской раскладке,</text:p>
      <text:p text:style-name="Standard"><text:s text:c="2"/>но её скан-код будет всегда одинаков: 90.</text:p>
      <text:p text:style-name="Standard"><text:s text:c="2"/>Цитата с сайта https://learn.javascript.ru/keyboard-events</text:p>
      <text:p text:style-name="P2"/>
      <text:p text:style-name="P2"/>
      <text:p text:style-name="P2">1 Решения</text:p>
      <text:p text:style-name="P2"/>
      <text:p text:style-name="Standard">Работает он асинхронно. Как только случается событие нажатия клавиши так сразу заполняется поле в модуле <text:span text:style-name="T1">CommandToFighter.</text:span></text:p>
      <text:p text:style-name="Standard"><text:span text:style-name="T1"/></text:p>
      <text:p text:style-name="P1">Показалось что это слишком затратно. И действительно тут нет согласования с частотой обновления игры. 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color="#000000"/>
    </style:style>
    <style:style style:name="WW8Num1z0" style:family="text">
      <style:text-properties style:font-name="Wingdings" fo:font-size="10pt" style:font-size-asian="10pt" style:font-name-complex="Wingdings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Код_20_HTML" style:display-name="Код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st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LW</dc:title>
    <meta:initial-creator>Gamer</meta:initial-creator>
    <meta:creation-date>2012-12-22T13:48:00</meta:creation-date>
    <dc:date>2019-05-12T16:54:03.79</dc:date>
    <meta:editing-cycles>1039</meta:editing-cycles>
    <meta:editing-duration>P4DT6H32M11S</meta:editing-duration>
    <meta:generator>OpenOffice/4.1.5$Win32 OpenOffice.org_project/415m1$Build-9789</meta:generator>
    <meta:document-statistic meta:table-count="0" meta:image-count="0" meta:object-count="0" meta:page-count="1" meta:paragraph-count="15" meta:word-count="99" meta:character-count="812"/>
  </office:meta>
</office:document-meta>
</file>